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8d9f5" officeooo:paragraph-rsid="0018d9f5"/>
    </style:style>
    <style:style style:name="P2" style:family="paragraph" style:parent-style-name="Text_20_body" style:list-style-name="L2">
      <style:text-properties officeooo:rsid="0018d9f5" officeooo:paragraph-rsid="0018d9f5"/>
    </style:style>
    <style:style style:name="P3" style:family="paragraph" style:parent-style-name="Text_20_body">
      <style:text-properties officeooo:paragraph-rsid="0018d9f5"/>
    </style:style>
    <style:style style:name="P4" style:family="paragraph" style:parent-style-name="Text_20_body" style:list-style-name="L1">
      <style:text-properties officeooo:paragraph-rsid="0018d9f5"/>
    </style:style>
    <style:style style:name="P5" style:family="paragraph" style:parent-style-name="Text_20_body">
      <style:text-properties officeooo:rsid="0019983a" officeooo:paragraph-rsid="0019983a"/>
    </style:style>
    <style:style style:name="P6" style:family="paragraph" style:parent-style-name="Text_20_body" style:list-style-name="L3">
      <style:text-properties officeooo:rsid="0019983a" officeooo:paragraph-rsid="0019983a"/>
    </style:style>
    <style:style style:name="P7" style:family="paragraph" style:parent-style-name="Standard">
      <style:text-properties officeooo:rsid="0018d9f5" officeooo:paragraph-rsid="0018d9f5"/>
    </style:style>
    <style:style style:name="T1" style:family="text">
      <style:text-properties officeooo:rsid="0018d9f5"/>
    </style:style>
    <style:style style:name="T2" style:family="text">
      <style:text-properties officeooo:rsid="0019983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anaway Ora – <text:span text:style-name="T2">Maintenance and c</text:span>leaning instructions</text:p>
      <text:p text:style-name="P7"/>
      <text:h text:style-name="Heading_20_1" text:outline-level="1">Cleaning</text:h>
      <text:h text:style-name="Heading_20_2" text:outline-level="2">Exterior</text:h>
      <text:p text:style-name="P3"/>
      <text:list xml:id="list4006463422" text:style-name="L1">
        <text:list-item>
          <text:p text:style-name="P4"><text:span text:style-name="T1">Disconnect hoses and filters</text:span></text:p>
        </text:list-item>
        <text:list-item>
          <text:p text:style-name="P4"><text:span text:style-name="T1">Wipe the outside of the cabinet with a damp clean cloth. Light solvents and detergents may be used</text:span></text:p>
        </text:list-item>
      </text:list>
      <text:p text:style-name="P3"/>
      <text:h text:style-name="Heading_20_2" text:outline-level="2">In<text:span text:style-name="T1">terior</text:span></text:h>
      <text:p text:style-name="Text_20_body"/>
      <text:list xml:id="list2374205214" text:style-name="L2">
        <text:list-item>
          <text:p text:style-name="P2">Clean the exterior, do not connect hoses until interior cleaning is complete</text:p>
        </text:list-item>
        <text:list-item>
          <text:p text:style-name="P2">Connect a 22mm hose to the expiration connector on the front of the unit</text:p>
        </text:list-item>
        <text:list-item>
          <text:p text:style-name="P2">Connect the expiration connector at the rear of the unit to a watertight receptacle</text:p>
        </text:list-item>
        <text:list-item>
          <text:p text:style-name="P2">If a flow sensor is fitted to the expiration channel (this is an optional extra), then this sensor must be removed prior to the following step. Also prior to the following step, screw the supplied blind fitting in place of the flow sensor.</text:p>
        </text:list-item>
        <text:list-item>
          <text:p text:style-name="P2">Flush ten (10) litres of water-disinfectant solution through, from the front to the rear, of the expiration channel</text:p>
        </text:list-item>
        <text:list-item>
          <text:p text:style-name="P2">NEVER FLUSH LIQUIDS THROUGH THE INSPIRATION SIDE OF THE MACHINE.</text:p>
        </text:list-item>
      </text:list>
      <text:p text:style-name="P1"/>
      <text:h text:style-name="Heading_20_1" text:outline-level="1">Maintenance</text:h>
      <text:p text:style-name="P5"/>
      <text:list xml:id="list1069108133" text:style-name="L3">
        <text:list-item>
          <text:p text:style-name="P6">The filters and humidifier are external to the unit and should be maintained/replaced as required by the manufacturer</text:p>
        </text:list-item>
        <text:list-item>
          <text:p text:style-name="P6">The 12v solenoids should be replaced every 4000 hou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1T16:50:38.604000000</meta:creation-date>
    <dc:date>2020-04-01T20:27:15.765000000</dc:date>
    <meta:editing-duration>PT22M10S</meta:editing-duration>
    <meta:editing-cycles>4</meta:editing-cycles>
    <meta:generator>LibreOffice/6.0.2.1$Windows_X86_64 LibreOffice_project/f7f06a8f319e4b62f9bc5095aa112a65d2f3ac89</meta:generator>
    <meta:document-statistic meta:table-count="0" meta:image-count="0" meta:object-count="0" meta:page-count="1" meta:paragraph-count="15" meta:word-count="180" meta:character-count="1052" meta:non-whitespace-character-count="896"/>
  </office:meta>
</office:document-meta>
</file>